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 table:style-name="Default" table:number-columns-repeated="3"/>
          <table:table-cell office:value-type="string" calcext:value-type="string">
            <text:p>2025.04.30 15.09</text:p>
          </table:table-cell>
          <table:table-cell/>
          <table:table-cell table:style-name="Default"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4"/>
          <table:table-cell office:value-type="string" calcext:value-type="string">
            <text:p>2025.04.30 15.37</text:p>
          </table:table-cell>
          <table:table-cell/>
          <table:table-cell table:style-name="Default"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table:style-name="Default"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 table:style-name="Default" table:number-columns-repeated="2"/>
          <table:table-cell table:style-name="Default" office:value-type="string" calcext:value-type="string">
            <text:p>93570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 table:style-name="Default" table:number-columns-repeated="2"/>
          <table:table-cell table:style-name="Default" office:value-type="string" calcext:value-type="string">
            <text:p>102142.9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5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1495.7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937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"/>
          <table:table-cell office:value-type="string" calcext:value-type="string">
            <text:p>=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table:number-columns-repeated="10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table:number-columns-repeated="10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/>
          <table:table-cell table:style-name="Default" table:number-columns-repeated="4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.8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6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4.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6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.1515</text:p>
          </table:table-cell>
          <table:table-cell table:number-columns-repeated="2"/>
          <table:table-cell office:value-type="string" calcext:value-type="string">
            <text:p>63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1048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.00.0000</text:date>, <text:time style:data-style-name="N2" text:time-value="22:08:35.3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06T22:09:38.269000000</dc:date>
    <meta:editing-duration>P6DT17H11M12S</meta:editing-duration>
    <meta:editing-cycles>2640</meta:editing-cycles>
    <meta:document-statistic meta:table-count="6" meta:cell-count="14659" meta:object-count="0"/>
  </office:meta>
</office:document-meta>
</file>